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66cm" draw:marker-end="Arrow" draw:marker-end-width="0.254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036cm" fo:min-width="0.853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3.179cm" fo:min-width="1.659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3.179cm" fo:min-width="3.31cm"/>
    </style:style>
    <style:style style:name="gr5" style:family="graphic" style:parent-style-name="standard">
      <style:graphic-properties svg:stroke-color="#000000" draw:fill-color="#ffff66" draw:textarea-horizontal-align="justify" draw:textarea-vertical-align="middle" draw:auto-grow-height="false" fo:min-height="0.385cm" fo:min-width="1.659cm"/>
    </style:style>
    <style:style style:name="gr6" style:family="graphic" style:parent-style-name="standard">
      <style:graphic-properties svg:stroke-color="#000000" draw:fill-color="#ff6600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81cm" fo:min-width="1.634cm"/>
    </style:style>
    <style:style style:name="gr8" style:family="graphic" style:parent-style-name="objectwithoutfill">
      <style:graphic-properties svg:stroke-width="0.025cm" draw:marker-start-width="0.266cm" draw:marker-end="Arrow" draw:marker-end-width="0.291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01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385cm" fo:min-width="0cm"/>
    </style:style>
    <style:style style:name="gr1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draw:marker-start="Circle" draw:marker-start-width="0.266cm" draw:marker-end="Arrow" draw:marker-end-width="0.254cm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25cm" draw:marker-start-width="0.266cm" draw:marker-end-width="0.062cm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25cm" draw:marker-start-width="0.025cm" draw:marker-end="Arrow" draw:marker-end-width="0.254cm" draw:fill="none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svg:stroke-width="0.025cm" draw:marker-start="Circle" draw:marker-start-width="0.254cm" draw:marker-end="Arrow" draw:marker-end-width="0.254cm" draw:fill="none" draw:textarea-vertical-align="middle" fo:padding-top="0.137cm" fo:padding-bottom="0.137cm" fo:padding-left="0.262cm" fo:padding-right="0.262cm" draw:shadow-offset-x="0.203cm" draw:shadow-offset-y="0.203cm"/>
    </style:style>
    <style:style style:name="gr17" style:family="graphic" style:parent-style-name="objectwithoutfill">
      <style:graphic-properties svg:stroke-width="0.025cm" draw:marker-start="Arrow" draw:marker-start-width="0.254cm" draw:marker-end-width="0.088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svg:stroke-width="0.025cm" draw:marker-start="Circle" draw:marker-start-width="0.316cm" draw:marker-end="Arrow" draw:marker-end-width="0.316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 draw:shadow="hidden"/>
    </style:style>
    <style:style style:name="gr20" style:family="graphic" style:parent-style-name="objectwithoutfill">
      <style:graphic-properties svg:stroke-width="0.025cm" draw:marker-start-width="0.266cm" draw:marker-end="Circle" draw:marker-end-width="0.254cm" draw:fill="none" draw:textarea-vertical-align="middle" fo:padding-top="0.137cm" fo:padding-bottom="0.137cm" fo:padding-left="0.262cm" fo:padding-right="0.262cm"/>
    </style:style>
    <style:style style:name="gr21" style:family="graphic" style:parent-style-name="objectwithoutfill">
      <style:graphic-properties svg:stroke-width="0.025cm" draw:marker-start-width="0.062cm" draw:marker-end="Arrow" draw:marker-end-width="0.254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draw:marker-start-width="0.062cm" draw:marker-end="Arrow" draw:marker-end-width="0.291cm" draw:fill="none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svg:stroke-width="0.025cm" svg:stroke-color="#000000" draw:marker-start-width="0.266cm" draw:marker-end-width="0.266cm" draw:fill="none" draw:textarea-vertical-align="middle" draw:auto-grow-height="false" fo:min-height="3.217cm" fo:min-width="0cm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7cm" fo:min-width="0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="none" draw:textarea-vertical-align="middle" draw:auto-grow-height="false" fo:min-height="1.652cm" fo:min-width="0cm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32" style:family="graphic" style:parent-style-name="objectwithoutfill">
      <style:graphic-properties draw:marker-start="Circle" draw:marker-start-width="0.254cm" draw:marker-end="Arrow" draw:marker-end-width="0.254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fo:font-style="italic" style:font-size-asian="18pt" style:font-size-complex="18pt"/>
    </style:style>
    <style:style style:name="T2" style:family="text">
      <style:text-properties fo:font-size="14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26cm" svg:y1="7.223cm" svg:x2="9.226cm" svg:y2="10.271cm">
          <text:p/>
        </draw:line>
        <draw:custom-shape draw:style-name="gr2" draw:text-style-name="P2" draw:layer="layout" svg:width="2.413cm" svg:height="0.508cm" svg:x="4.527cm" svg:y="8.87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4.052cm" svg:y1="7.858cm" svg:x2="14.052cm" svg:y2="8.874cm">
          <text:p/>
        </draw:line>
        <draw:line draw:style-name="gr1" draw:text-style-name="P1" draw:layer="layout" svg:x1="6.305cm" svg:y1="7.223cm" svg:x2="6.305cm" svg:y2="8.874cm">
          <text:p/>
        </draw:line>
        <draw:custom-shape draw:style-name="gr3" draw:text-style-name="P2" draw:layer="layout" svg:width="2.159cm" svg:height="3.429cm" svg:x="14.248cm" svg:y="3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3.429cm" svg:x="16.338cm" svg:y="3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635cm" svg:x="14.248cm" svg:y="5.16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0.239cm" svg:height="0.635cm" svg:x="19.909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19.675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19.44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19.205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18.97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18.735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18.5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61cm" svg:height="0.635cm" svg:x="18.243cm" svg:y="5.1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0.239cm" svg:height="0.635cm" svg:x="18.004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17.77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17.535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17.3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17.065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16.83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16.595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61cm" svg:height="0.635cm" svg:x="16.338cm" svg:y="5.191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2" draw:layer="layout" svg:width="3.81cm" svg:height="0.589cm" svg:x="8.383cm" svg:y="10.2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1" draw:layer="layout" svg:x1="10.242cm" svg:y1="10.879cm" svg:x2="10.242cm" svg:y2="13.192cm">
          <text:p/>
        </draw:line>
        <draw:frame draw:style-name="gr9" draw:text-style-name="P5" draw:layer="layout" svg:width="0.752cm" svg:height="0.806cm" svg:x="3.702cm" svg:y="4.683cm">
          <draw:text-box>
            <text:p><text:span text:style-name="T1">k</text:span></text:p>
          </draw:text-box>
        </draw:frame>
        <draw:frame draw:style-name="gr10" draw:text-style-name="P6" draw:layer="layout" svg:width="4.701cm" svg:height="0.806cm" draw:transform="rotate (1.5707963267949) translate (2.143cm 8.239cm)">
          <draw:text-box>
            <text:p>Vertex status index</text:p>
          </draw:text-box>
        </draw:frame>
        <draw:custom-shape draw:style-name="gr3" draw:text-style-name="P2" draw:layer="layout" svg:width="2.159cm" svg:height="3.429cm" svg:x="5.231cm" svg:y="3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3.429cm" svg:x="7.321cm" svg:y="3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635cm" svg:x="5.231cm" svg:y="5.16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0.239cm" svg:height="0.635cm" svg:x="10.892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10.658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10.423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10.188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9.953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9.718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9.483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61cm" svg:height="0.635cm" svg:x="9.226cm" svg:y="5.1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0.239cm" svg:height="0.635cm" svg:x="8.987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8.753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8.518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8cm" svg:height="0.635cm" svg:x="8.283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8.048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7.813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39cm" svg:height="0.635cm" svg:x="7.578cm" svg:y="5.19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61cm" svg:height="0.635cm" svg:x="7.321cm" svg:y="5.1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" draw:layer="layout" svg:width="0.127cm" svg:height="0.635cm" svg:x="11.977cm" svg:y="5.31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127cm" svg:height="0.635cm" svg:x="12.478cm" svg:y="5.31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127cm" svg:height="0.635cm" svg:x="12.977cm" svg:y="5.318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413cm" svg:height="0.508cm" svg:x="13.494cm" svg:y="8.87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15.322cm" svg:y1="7.223cm" svg:x2="15.322cm" svg:y2="8.874cm">
          <text:p/>
        </draw:line>
        <draw:line draw:style-name="gr12" draw:text-style-name="P1" draw:layer="layout" svg:x1="3.13cm" svg:y1="7.858cm" svg:x2="14.052cm" svg:y2="7.858cm">
          <text:p/>
        </draw:line>
        <draw:line draw:style-name="gr13" draw:text-style-name="P1" draw:layer="layout" svg:x1="5.081cm" svg:y1="7.731cm" svg:x2="5.081cm" svg:y2="8.874cm">
          <text:p/>
        </draw:line>
        <draw:line draw:style-name="gr12" draw:text-style-name="P1" draw:layer="layout" svg:x1="3.13cm" svg:y1="7.858cm" svg:x2="3.13cm" svg:y2="2.651cm">
          <text:p/>
        </draw:line>
        <draw:line draw:style-name="gr14" draw:text-style-name="P1" draw:layer="layout" svg:x1="18.116cm" svg:y1="7.223cm" svg:x2="18.116cm" svg:y2="8.239cm">
          <text:p/>
        </draw:line>
        <draw:line draw:style-name="gr14" draw:text-style-name="P1" draw:layer="layout" svg:x1="18.116cm" svg:y1="8.239cm" svg:x2="11.385cm" svg:y2="8.239cm">
          <text:p/>
        </draw:line>
        <draw:line draw:style-name="gr1" draw:text-style-name="P1" draw:layer="layout" svg:x1="11.385cm" svg:y1="8.239cm" svg:x2="11.385cm" svg:y2="10.271cm">
          <text:p/>
        </draw:line>
        <draw:line draw:style-name="gr15" draw:text-style-name="P1" draw:layer="layout" svg:x1="5.733cm" svg:y1="9.382cm" svg:x2="5.733cm" svg:y2="11.414cm">
          <text:p/>
        </draw:line>
        <draw:line draw:style-name="gr16" draw:text-style-name="P1" draw:layer="layout" svg:x1="5.67cm" svg:y1="10.525cm" svg:x2="8.745cm" svg:y2="10.525cm">
          <text:p/>
        </draw:line>
        <draw:line draw:style-name="gr12" draw:text-style-name="P1" draw:layer="layout" svg:x1="14.687cm" svg:y1="9.382cm" svg:x2="14.687cm" svg:y2="10.525cm">
          <text:p/>
        </draw:line>
        <draw:line draw:style-name="gr17" draw:text-style-name="P1" draw:layer="layout" svg:x1="11.766cm" svg:y1="10.525cm" svg:x2="14.687cm" svg:y2="10.525cm">
          <text:p/>
        </draw:line>
        <draw:line draw:style-name="gr18" draw:text-style-name="P1" draw:layer="layout" svg:x1="3.003cm" svg:y1="5.572cm" svg:x2="5.289cm" svg:y2="5.572cm">
          <text:p/>
        </draw:line>
        <draw:path draw:style-name="gr19" draw:text-style-name="P2" draw:layer="layout" svg:width="0.888cm" svg:height="0.761cm" draw:transform="rotate (-3.14159265358979) translate (6.524cm 12.095cm)" svg:viewBox="0 0 889 762" svg:d="M445 0c252 0 444 141 444 327v435h-889v-435c0-186 193-327 445-327z">
          <text:p/>
        </draw:path>
        <draw:line draw:style-name="gr20" draw:text-style-name="P1" draw:layer="layout" svg:x1="6.305cm" svg:y1="9.636cm" svg:x2="14.814cm" svg:y2="9.636cm">
          <text:p/>
        </draw:line>
        <draw:line draw:style-name="gr21" draw:text-style-name="P1" draw:layer="layout" svg:x1="6.305cm" svg:y1="9.636cm" svg:x2="6.305cm" svg:y2="11.414cm">
          <text:p/>
        </draw:line>
        <draw:line draw:style-name="gr22" draw:text-style-name="P1" draw:layer="layout" svg:x1="6.079cm" svg:y1="12.095cm" svg:x2="6.079cm" svg:y2="13.111cm">
          <text:p/>
        </draw:line>
        <draw:custom-shape draw:style-name="gr23" draw:text-style-name="P1" draw:layer="layout" svg:width="0.762cm" svg:height="3.683cm" draw:transform="rotate (-1.5707963267949) translate (11.131cm 4.42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6" draw:layer="layout" svg:width="2.54cm" svg:height="1.357cm" svg:x="8.383cm" svg:y="3.794cm">
          <draw:text-box>
            <text:p><text:span text:style-name="T2">8</text:span> x <text:span text:style-name="T1">2^</text:span><text:span text:style-name="T1">p</text:span></text:p>
          </draw:text-box>
        </draw:frame>
        <draw:line draw:style-name="gr25" draw:text-style-name="P1" draw:layer="layout" svg:x1="4.165cm" svg:y1="5.418cm" svg:x2="3.784cm" svg:y2="5.799cm">
          <text:p/>
        </draw:line>
        <draw:line draw:style-name="gr25" draw:text-style-name="P1" draw:layer="layout" svg:x1="3.981cm" svg:y1="7.699cm" svg:x2="3.6cm" svg:y2="8.08cm">
          <text:p/>
        </draw:line>
        <draw:frame draw:style-name="gr26" draw:text-style-name="P5" draw:layer="layout" svg:width="0.777cm" svg:height="0.806cm" svg:x="3.623cm" svg:y="6.975cm">
          <draw:text-box>
            <text:p><text:span text:style-name="T1">n</text:span></text:p>
          </draw:text-box>
        </draw:frame>
        <draw:frame draw:style-name="gr27" draw:text-style-name="P6" draw:layer="layout" svg:width="2.602cm" svg:height="0.806cm" svg:x="6.27cm" svg:y="11.968cm">
          <draw:text-box>
            <text:p>Cache hit</text:p>
          </draw:text-box>
        </draw:frame>
        <draw:frame draw:style-name="gr28" draw:text-style-name="P6" draw:layer="layout" svg:width="3.012cm" svg:height="0.806cm" svg:x="10.623cm" svg:y="11.795cm">
          <draw:text-box>
            <text:p>Cache Line</text:p>
          </draw:text-box>
        </draw:frame>
        <draw:custom-shape draw:style-name="gr29" draw:text-style-name="P1" draw:layer="layout" svg:width="0.762cm" svg:height="2.032cm" draw:transform="rotate (-1.5707963267949) translate (7.321cm 4.42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5" draw:layer="layout" svg:width="0.777cm" svg:height="0.806cm" svg:x="5.94cm" svg:y="3.783cm">
          <draw:text-box>
            <text:p><text:span text:style-name="T1">n</text:span></text:p>
          </draw:text-box>
        </draw:frame>
        <draw:frame draw:style-name="gr28" draw:text-style-name="P6" draw:layer="layout" svg:width="1.192cm" svg:height="0.806cm" svg:x="5.67cm" svg:y="2.905cm">
          <draw:text-box>
            <text:p>tag</text:p>
          </draw:text-box>
        </draw:frame>
        <draw:frame draw:style-name="gr30" draw:text-style-name="P6" draw:layer="layout" svg:width="1.552cm" svg:height="0.806cm" svg:x="8.591cm" svg:y="2.959cm">
          <draw:text-box>
            <text:p>Data</text:p>
          </draw:text-box>
        </draw:frame>
        <draw:frame draw:style-name="gr31" draw:text-style-name="P5" draw:layer="layout" svg:width="0.777cm" svg:height="0.806cm" svg:x="3.702cm" svg:y="3.313cm">
          <draw:text-box>
            <text:p><text:span text:style-name="T1">p</text:span></text:p>
          </draw:text-box>
        </draw:frame>
        <draw:line draw:style-name="gr32" draw:text-style-name="P1" draw:layer="layout" svg:x1="3.003cm" svg:y1="4.202cm" svg:x2="4.781cm" svg:y2="4.202cm">
          <text:p/>
        </draw:line>
        <draw:line draw:style-name="gr25" draw:text-style-name="P1" draw:layer="layout" svg:x1="4.165cm" svg:y1="4.048cm" svg:x2="3.784cm" svg:y2="4.429cm">
          <text:p/>
        </draw:line>
        <draw:line draw:style-name="gr25" draw:text-style-name="P1" draw:layer="layout" svg:x1="10.469cm" svg:y1="11.414cm" svg:x2="10.088cm" svg:y2="11.795cm">
          <text:p/>
        </draw:line>
        <draw:frame draw:style-name="gr31" draw:text-style-name="P6" draw:layer="layout" svg:width="0.777cm" svg:height="0.806cm" svg:x="9.353cm" svg:y="11.268cm">
          <draw:text-box>
            <text:p>8</text:p>
          </draw:text-box>
        </draw:frame>
        <draw:line draw:style-name="gr25" draw:text-style-name="P1" draw:layer="layout" svg:x1="9.48cm" svg:y1="8.468cm" svg:x2="9.099cm" svg:y2="8.849cm">
          <text:p/>
        </draw:line>
        <draw:frame draw:style-name="gr31" draw:text-style-name="P6" draw:layer="layout" svg:width="0.777cm" svg:height="0.806cm" svg:x="8.364cm" svg:y="8.322cm">
          <draw:text-box>
            <text:p>8</text:p>
          </draw:text-box>
        </draw:frame>
        <draw:line draw:style-name="gr25" draw:text-style-name="P1" draw:layer="layout" svg:x1="17.454cm" svg:y1="8.004cm" svg:x2="17.073cm" svg:y2="8.385cm">
          <text:p/>
        </draw:line>
        <draw:frame draw:style-name="gr31" draw:text-style-name="P6" draw:layer="layout" svg:width="0.777cm" svg:height="0.806cm" svg:x="16.738cm" svg:y="7.358cm">
          <draw:text-box>
            <text:p>8</text:p>
          </draw:text-box>
        </draw:frame>
        <draw:custom-shape draw:style-name="gr23" draw:text-style-name="P1" draw:layer="layout" svg:width="0.762cm" svg:height="3.683cm" draw:transform="rotate (-1.5707963267949) translate (14.56cm 2.9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5" draw:layer="layout" svg:width="1.912cm" svg:height="0.806cm" svg:x="11.795cm" svg:y="2.016cm">
          <draw:text-box>
            <text:p><text:span text:style-name="T1">N-w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21:13:04.328742452</meta:creation-date>
    <dc:date>2017-09-25T10:05:41.866438119</dc:date>
    <meta:editing-duration>PT1H15M4S</meta:editing-duration>
    <meta:editing-cycles>63</meta:editing-cycles>
    <meta:generator>LibreOffice/5.1.6.2$Linux_X86_64 LibreOffice_project/10m0$Build-2</meta:generator>
    <meta:document-statistic meta:object-count="93"/>
  </office:meta>
</office:document-meta>
</file>